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UPP</text:p>
          </table:table-cell>
          <table:table-cell office:value-type="string">
            <text:p>AI</text:p>
          </table:table-cell>
          <table:table-cell office:value-type="string">
            <text:p>Ship</text:p>
          </table:table-cell>
          <table:table-cell office:value-type="string">
            <text:p>Vehicle</text:p>
          </table:table-cell>
        </table:table-row>
        <table:table-row table:style-name="ro1">
          <table:table-cell office:value-type="string">
            <text:p>Captain</text:p>
          </table:table-cell>
          <table:table-cell office:value-type="string">
            <text:p>Carl Anderson</text:p>
          </table:table-cell>
          <table:table-cell office:value-type="string">
            <text:p>AAAAAA</text:p>
          </table:table-cell>
          <table:table-cell office:value-type="string">
            <text:p>Omega</text:p>
          </table:table-cell>
          <table:table-cell office:value-type="string">
            <text:p>Base</text:p>
          </table:table-cell>
          <table:table-cell office:value-type="string">
            <text:p>Med</text:p>
          </table:table-cell>
        </table:table-row>
        <table:table-row table:style-name="ro1">
          <table:table-cell office:value-type="string">
            <text:p>BioBot-15</text:p>
          </table:table-cell>
          <table:table-cell office:value-type="string">
            <text:p>Diana</text:p>
          </table:table-cell>
          <table:table-cell office:value-type="string">
            <text:p>8C8C8R</text:p>
          </table:table-cell>
          <table:table-cell office:value-type="string">
            <text:p>Omega</text:p>
          </table:table-cell>
          <table:table-cell office:value-type="string">
            <text:p>Base</text:p>
          </table:table-cell>
          <table:table-cell office:value-type="string">
            <text:p>Med</text:p>
          </table:table-cell>
        </table:table-row>
        <table:table-row table:style-name="ro1">
          <table:table-cell office:value-type="string">
            <text:p>ABC Warrior-12</text:p>
          </table:table-cell>
          <table:table-cell office:value-type="string">
            <text:p>Deadlock</text:p>
          </table:table-cell>
          <table:table-cell office:value-type="string">
            <text:p>C8C88R</text:p>
          </table:table-cell>
          <table:table-cell office:value-type="string">
            <text:p>Omega</text:p>
          </table:table-cell>
          <table:table-cell office:value-type="string">
            <text:p>Base</text:p>
          </table:table-cell>
          <table:table-cell office:value-type="string">
            <text:p>Med</text:p>
          </table:table-cell>
        </table:table-row>
        <table:table-row table:style-name="ro1">
          <table:table-cell office:value-type="string">
            <text:p><text:s/>10 x Fembot-10</text:p>
          </table:table-cell>
          <table:table-cell/>
          <table:table-cell office:value-type="string">
            <text:p>88888R</text:p>
          </table:table-cell>
          <table:table-cell office:value-type="string">
            <text:p>Omega</text:p>
          </table:table-cell>
          <table:table-cell office:value-type="string">
            <text:p>Base</text:p>
          </table:table-cell>
          <table:table-cell office:value-type="string">
            <text:p>Med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avigator</text:p>
          </table:table-cell>
          <table:table-cell office:value-type="string">
            <text:p>Terry Keen</text:p>
          </table:table-cell>
          <table:table-cell office:value-type="string">
            <text:p>AAAAAA</text:p>
          </table:table-cell>
          <table:table-cell office:value-type="string">
            <text:p>Amy</text:p>
          </table:table-cell>
          <table:table-cell office:value-type="string">
            <text:p>Alpha</text:p>
          </table:table-cell>
          <table:table-cell office:value-type="string">
            <text:p>Aye</text:p>
          </table:table-cell>
        </table:table-row>
        <table:table-row table:style-name="ro1">
          <table:table-cell office:value-type="string">
            <text:p>BioBot-15</text:p>
          </table:table-cell>
          <table:table-cell office:value-type="string">
            <text:p>Wilma</text:p>
          </table:table-cell>
          <table:table-cell office:value-type="string">
            <text:p>8C8C8R</text:p>
          </table:table-cell>
          <table:table-cell office:value-type="string">
            <text:p>Amy</text:p>
          </table:table-cell>
          <table:table-cell office:value-type="string">
            <text:p>Alpha</text:p>
          </table:table-cell>
          <table:table-cell office:value-type="string">
            <text:p>Aye</text:p>
          </table:table-cell>
        </table:table-row>
        <table:table-row table:style-name="ro1">
          <table:table-cell office:value-type="string">
            <text:p>ABC Warrior-12</text:p>
          </table:table-cell>
          <table:table-cell office:value-type="string">
            <text:p>Ro-Jaws</text:p>
          </table:table-cell>
          <table:table-cell office:value-type="string">
            <text:p>88888R</text:p>
          </table:table-cell>
          <table:table-cell office:value-type="string">
            <text:p>Amy</text:p>
          </table:table-cell>
          <table:table-cell office:value-type="string">
            <text:p>Alpha</text:p>
          </table:table-cell>
          <table:table-cell office:value-type="string">
            <text:p>Aye</text:p>
          </table:table-cell>
        </table:table-row>
        <table:table-row table:style-name="ro1">
          <table:table-cell office:value-type="string">
            <text:p><text:s/>10 x Fembot-10</text:p>
          </table:table-cell>
          <table:table-cell/>
          <table:table-cell office:value-type="string">
            <text:p>88888R</text:p>
          </table:table-cell>
          <table:table-cell office:value-type="string">
            <text:p>Amy</text:p>
          </table:table-cell>
          <table:table-cell office:value-type="string">
            <text:p>Alpha</text:p>
          </table:table-cell>
          <table:table-cell office:value-type="string">
            <text:p>Ay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Doctor</text:p>
          </table:table-cell>
          <table:table-cell office:value-type="string">
            <text:p>Anna Finshalli</text:p>
          </table:table-cell>
          <table:table-cell office:value-type="string">
            <text:p>AAAAAA</text:p>
          </table:table-cell>
          <table:table-cell office:value-type="string">
            <text:p>Barb</text:p>
          </table:table-cell>
          <table:table-cell office:value-type="string">
            <text:p>Beta</text:p>
          </table:table-cell>
          <table:table-cell office:value-type="string">
            <text:p>Bee</text:p>
          </table:table-cell>
        </table:table-row>
        <table:table-row table:style-name="ro1">
          <table:table-cell office:value-type="string">
            <text:p>BioBot-15</text:p>
          </table:table-cell>
          <table:table-cell office:value-type="string">
            <text:p>Ardala</text:p>
          </table:table-cell>
          <table:table-cell office:value-type="string">
            <text:p>8C8C8R</text:p>
          </table:table-cell>
          <table:table-cell office:value-type="string">
            <text:p>Barb</text:p>
          </table:table-cell>
          <table:table-cell office:value-type="string">
            <text:p>Beta</text:p>
          </table:table-cell>
          <table:table-cell office:value-type="string">
            <text:p>Bee</text:p>
          </table:table-cell>
        </table:table-row>
        <table:table-row table:style-name="ro1">
          <table:table-cell office:value-type="string">
            <text:p>ABC Warrior-12</text:p>
          </table:table-cell>
          <table:table-cell office:value-type="string">
            <text:p>Joe</text:p>
          </table:table-cell>
          <table:table-cell office:value-type="string">
            <text:p>8CC88R</text:p>
          </table:table-cell>
          <table:table-cell office:value-type="string">
            <text:p>Barb</text:p>
          </table:table-cell>
          <table:table-cell office:value-type="string">
            <text:p>Beta</text:p>
          </table:table-cell>
          <table:table-cell office:value-type="string">
            <text:p>Bee</text:p>
          </table:table-cell>
        </table:table-row>
        <table:table-row table:style-name="ro1">
          <table:table-cell office:value-type="string">
            <text:p><text:s/>10 x Fembot-10</text:p>
          </table:table-cell>
          <table:table-cell/>
          <table:table-cell office:value-type="string">
            <text:p>88888R</text:p>
          </table:table-cell>
          <table:table-cell office:value-type="string">
            <text:p>Barb</text:p>
          </table:table-cell>
          <table:table-cell office:value-type="string">
            <text:p>Beta</text:p>
          </table:table-cell>
          <table:table-cell office:value-type="string">
            <text:p>Be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Trader</text:p>
          </table:table-cell>
          <table:table-cell office:value-type="string">
            <text:p>Nool</text:p>
          </table:table-cell>
          <table:table-cell office:value-type="string">
            <text:p>AAAAAA</text:p>
          </table:table-cell>
          <table:table-cell office:value-type="string">
            <text:p>Cali</text:p>
          </table:table-cell>
          <table:table-cell office:value-type="string">
            <text:p>Gamma</text:p>
          </table:table-cell>
          <table:table-cell office:value-type="string">
            <text:p>Cee</text:p>
          </table:table-cell>
        </table:table-row>
        <table:table-row table:style-name="ro1">
          <table:table-cell office:value-type="string">
            <text:p>BioBot-15</text:p>
          </table:table-cell>
          <table:table-cell office:value-type="string">
            <text:p>Susan</text:p>
          </table:table-cell>
          <table:table-cell office:value-type="string">
            <text:p>8C8C8R</text:p>
          </table:table-cell>
          <table:table-cell office:value-type="string">
            <text:p>Cali</text:p>
          </table:table-cell>
          <table:table-cell office:value-type="string">
            <text:p>Gamma</text:p>
          </table:table-cell>
          <table:table-cell office:value-type="string">
            <text:p>Cee</text:p>
          </table:table-cell>
        </table:table-row>
        <table:table-row table:style-name="ro1">
          <table:table-cell office:value-type="string">
            <text:p>ABC Warrior-12</text:p>
          </table:table-cell>
          <table:table-cell office:value-type="string">
            <text:p>Hammerstein</text:p>
          </table:table-cell>
          <table:table-cell office:value-type="string">
            <text:p>C8C88R</text:p>
          </table:table-cell>
          <table:table-cell office:value-type="string">
            <text:p>Cali</text:p>
          </table:table-cell>
          <table:table-cell office:value-type="string">
            <text:p>Gamma</text:p>
          </table:table-cell>
          <table:table-cell office:value-type="string">
            <text:p>Cee</text:p>
          </table:table-cell>
        </table:table-row>
        <table:table-row table:style-name="ro1">
          <table:table-cell office:value-type="string">
            <text:p><text:s/>10 x Fembot-10</text:p>
          </table:table-cell>
          <table:table-cell/>
          <table:table-cell office:value-type="string">
            <text:p>88888R</text:p>
          </table:table-cell>
          <table:table-cell office:value-type="string">
            <text:p>Cali</text:p>
          </table:table-cell>
          <table:table-cell office:value-type="string">
            <text:p>Gamma</text:p>
          </table:table-cell>
          <table:table-cell office:value-type="string">
            <text:p>Ce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Gunner</text:p>
          </table:table-cell>
          <table:table-cell office:value-type="string">
            <text:p>Max Overdrive</text:p>
          </table:table-cell>
          <table:table-cell office:value-type="string">
            <text:p>AAAAAA</text:p>
          </table:table-cell>
          <table:table-cell office:value-type="string">
            <text:p>Donna</text:p>
          </table:table-cell>
          <table:table-cell office:value-type="string">
            <text:p>Delta</text:p>
          </table:table-cell>
          <table:table-cell office:value-type="string">
            <text:p>Dee</text:p>
          </table:table-cell>
        </table:table-row>
        <table:table-row table:style-name="ro1">
          <table:table-cell office:value-type="string">
            <text:p>BioBot-15</text:p>
          </table:table-cell>
          <table:table-cell office:value-type="string">
            <text:p>Six</text:p>
          </table:table-cell>
          <table:table-cell office:value-type="string">
            <text:p>8C8C8R</text:p>
          </table:table-cell>
          <table:table-cell office:value-type="string">
            <text:p>Donna</text:p>
          </table:table-cell>
          <table:table-cell office:value-type="string">
            <text:p>Delta</text:p>
          </table:table-cell>
          <table:table-cell office:value-type="string">
            <text:p>Dee</text:p>
          </table:table-cell>
        </table:table-row>
        <table:table-row table:style-name="ro1">
          <table:table-cell office:value-type="string">
            <text:p>ABC Warrior-12</text:p>
          </table:table-cell>
          <table:table-cell office:value-type="string">
            <text:p>Morrigun</text:p>
          </table:table-cell>
          <table:table-cell office:value-type="string">
            <text:p>8CC88R</text:p>
          </table:table-cell>
          <table:table-cell office:value-type="string">
            <text:p>Donna</text:p>
          </table:table-cell>
          <table:table-cell office:value-type="string">
            <text:p>Delta</text:p>
          </table:table-cell>
          <table:table-cell office:value-type="string">
            <text:p>Dee</text:p>
          </table:table-cell>
        </table:table-row>
        <table:table-row table:style-name="ro1">
          <table:table-cell office:value-type="string">
            <text:p><text:s/>10 x Fembot-10</text:p>
          </table:table-cell>
          <table:table-cell/>
          <table:table-cell office:value-type="string">
            <text:p>88888R</text:p>
          </table:table-cell>
          <table:table-cell office:value-type="string">
            <text:p>Donna</text:p>
          </table:table-cell>
          <table:table-cell office:value-type="string">
            <text:p>Delta</text:p>
          </table:table-cell>
          <table:table-cell office:value-type="string">
            <text:p>De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ngineer</text:p>
          </table:table-cell>
          <table:table-cell office:value-type="string">
            <text:p>Kean Hawkes `Grinder`</text:p>
          </table:table-cell>
          <table:table-cell office:value-type="string">
            <text:p>AAAAAA</text:p>
          </table:table-cell>
          <table:table-cell office:value-type="string">
            <text:p>Emy</text:p>
          </table:table-cell>
          <table:table-cell office:value-type="string">
            <text:p>Epsilon</text:p>
          </table:table-cell>
          <table:table-cell office:value-type="string">
            <text:p>Eee</text:p>
          </table:table-cell>
        </table:table-row>
        <table:table-row table:style-name="ro1">
          <table:table-cell office:value-type="string">
            <text:p>BioBot-15</text:p>
          </table:table-cell>
          <table:table-cell office:value-type="string">
            <text:p>Sonja</text:p>
          </table:table-cell>
          <table:table-cell office:value-type="string">
            <text:p>8C8C8R</text:p>
          </table:table-cell>
          <table:table-cell office:value-type="string">
            <text:p>Emy</text:p>
          </table:table-cell>
          <table:table-cell office:value-type="string">
            <text:p>Epsilon</text:p>
          </table:table-cell>
          <table:table-cell office:value-type="string">
            <text:p>Eee</text:p>
          </table:table-cell>
        </table:table-row>
        <table:table-row table:style-name="ro1">
          <table:table-cell office:value-type="string">
            <text:p>ABC Warrior-12</text:p>
          </table:table-cell>
          <table:table-cell office:value-type="string">
            <text:p>Happy Shrapnel</text:p>
          </table:table-cell>
          <table:table-cell office:value-type="string">
            <text:p>C8C88R</text:p>
          </table:table-cell>
          <table:table-cell office:value-type="string">
            <text:p>Emy</text:p>
          </table:table-cell>
          <table:table-cell office:value-type="string">
            <text:p>Epsilon</text:p>
          </table:table-cell>
          <table:table-cell office:value-type="string">
            <text:p>Eee</text:p>
          </table:table-cell>
        </table:table-row>
        <table:table-row table:style-name="ro1">
          <table:table-cell office:value-type="string">
            <text:p><text:s/>10 x Fembot-10</text:p>
          </table:table-cell>
          <table:table-cell/>
          <table:table-cell office:value-type="string">
            <text:p>88888R</text:p>
          </table:table-cell>
          <table:table-cell office:value-type="string">
            <text:p>Emy</text:p>
          </table:table-cell>
          <table:table-cell office:value-type="string">
            <text:p>Epsilon</text:p>
          </table:table-cell>
          <table:table-cell office:value-type="string">
            <text:p>Ee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ngineer</text:p>
          </table:table-cell>
          <table:table-cell office:value-type="string">
            <text:p>Teelan `Maverick`</text:p>
          </table:table-cell>
          <table:table-cell office:value-type="string">
            <text:p>AAAAAA</text:p>
          </table:table-cell>
          <table:table-cell office:value-type="string">
            <text:p>Fran</text:p>
          </table:table-cell>
          <table:table-cell office:value-type="string">
            <text:p>Zeta</text:p>
          </table:table-cell>
          <table:table-cell office:value-type="string">
            <text:p>Eff</text:p>
          </table:table-cell>
        </table:table-row>
        <table:table-row table:style-name="ro1">
          <table:table-cell office:value-type="string">
            <text:p>BioBot-15</text:p>
          </table:table-cell>
          <table:table-cell office:value-type="string">
            <text:p>Leia</text:p>
          </table:table-cell>
          <table:table-cell office:value-type="string">
            <text:p>8C8C8R</text:p>
          </table:table-cell>
          <table:table-cell office:value-type="string">
            <text:p>Fran</text:p>
          </table:table-cell>
          <table:table-cell office:value-type="string">
            <text:p>Zeta</text:p>
          </table:table-cell>
          <table:table-cell office:value-type="string">
            <text:p>Eff</text:p>
          </table:table-cell>
        </table:table-row>
        <table:table-row table:style-name="ro1">
          <table:table-cell office:value-type="string">
            <text:p>ABC Warrior-12</text:p>
          </table:table-cell>
          <table:table-cell office:value-type="string">
            <text:p>Mek-Quake</text:p>
          </table:table-cell>
          <table:table-cell office:value-type="string">
            <text:p>C8C88R</text:p>
          </table:table-cell>
          <table:table-cell office:value-type="string">
            <text:p>Fran</text:p>
          </table:table-cell>
          <table:table-cell office:value-type="string">
            <text:p>Zeta</text:p>
          </table:table-cell>
          <table:table-cell office:value-type="string">
            <text:p>Eff</text:p>
          </table:table-cell>
        </table:table-row>
        <table:table-row table:style-name="ro1">
          <table:table-cell office:value-type="string">
            <text:p><text:s/>10 x Fembot-10</text:p>
          </table:table-cell>
          <table:table-cell/>
          <table:table-cell office:value-type="string">
            <text:p>88888R</text:p>
          </table:table-cell>
          <table:table-cell office:value-type="string">
            <text:p>Fran</text:p>
          </table:table-cell>
          <table:table-cell office:value-type="string">
            <text:p>Zeta</text:p>
          </table:table-cell>
          <table:table-cell office:value-type="string">
            <text:p>Ef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Chief</text:p>
          </table:table-cell>
          <table:table-cell office:value-type="string">
            <text:p>Raoul</text:p>
          </table:table-cell>
          <table:table-cell office:value-type="string">
            <text:p>AAAAAA</text:p>
          </table:table-cell>
          <table:table-cell office:value-type="string">
            <text:p>Jenni</text:p>
          </table:table-cell>
          <table:table-cell office:value-type="string">
            <text:p>Eta</text:p>
          </table:table-cell>
          <table:table-cell office:value-type="string">
            <text:p>Gee</text:p>
          </table:table-cell>
        </table:table-row>
        <table:table-row table:style-name="ro1">
          <table:table-cell office:value-type="string">
            <text:p>BioBot-15</text:p>
          </table:table-cell>
          <table:table-cell office:value-type="string">
            <text:p>Elizabeth</text:p>
          </table:table-cell>
          <table:table-cell office:value-type="string">
            <text:p>8C8C8R</text:p>
          </table:table-cell>
          <table:table-cell office:value-type="string">
            <text:p>Jenni</text:p>
          </table:table-cell>
          <table:table-cell office:value-type="string">
            <text:p>Eta</text:p>
          </table:table-cell>
          <table:table-cell office:value-type="string">
            <text:p>Gee</text:p>
          </table:table-cell>
        </table:table-row>
        <table:table-row table:style-name="ro1">
          <table:table-cell office:value-type="string">
            <text:p>ABC Warrior-12</text:p>
          </table:table-cell>
          <table:table-cell office:value-type="string">
            <text:p>Blackblood</text:p>
          </table:table-cell>
          <table:table-cell office:value-type="string">
            <text:p>8CC88R</text:p>
          </table:table-cell>
          <table:table-cell office:value-type="string">
            <text:p>Jenni</text:p>
          </table:table-cell>
          <table:table-cell office:value-type="string">
            <text:p>Eta</text:p>
          </table:table-cell>
          <table:table-cell office:value-type="string">
            <text:p>Gee</text:p>
          </table:table-cell>
        </table:table-row>
        <table:table-row table:style-name="ro1">
          <table:table-cell office:value-type="string">
            <text:p><text:s/>10 x Fembot-10</text:p>
          </table:table-cell>
          <table:table-cell/>
          <table:table-cell office:value-type="string">
            <text:p>88888R</text:p>
          </table:table-cell>
          <table:table-cell office:value-type="string">
            <text:p>Jenni</text:p>
          </table:table-cell>
          <table:table-cell office:value-type="string">
            <text:p>Eta</text:p>
          </table:table-cell>
          <table:table-cell office:value-type="string">
            <text:p>Ge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23/04/2015</text:date>, <text:time>13:3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Ferguson</meta:initial-creator>
    <meta:creation-date>2015-04-23T13:27:31.81</meta:creation-date>
    <dc:date>2015-04-23T13:36:04.38</dc:date>
    <dc:creator>Mark Ferguson</dc:creator>
    <meta:editing-duration>PT8M36S</meta:editing-duration>
    <meta:editing-cycles>1</meta:editing-cycles>
    <meta:document-statistic meta:table-count="3" meta:cell-count="190" meta:object-count="0"/>
    <meta:generator>OpenOffice/4.1.0$Win32 OpenOffice.org_project/410m18$Build-9764</meta:generator>
  </office:meta>
</office:document-meta>
</file>